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ExportConfiguration.setupDomain( AnnotationMBeanExporter exporter , AnnotationAttributes enableMBeanEx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BeanExportConfiguratio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Configuration.mbeanEx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ExportConfiguration.setupServer( AnnotationMBeanExporter exporter , AnnotationAttributes enableMBeanEx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BeanExportConfiguration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Configuration.setupRegistrationPolicy( AnnotationMBeanExporter exporter , AnnotationAttributes enableMBeanEx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ExportConfiguration.setImportMetadata( AnnotationMetadata import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